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gr4" style:family="graphic" style:parent-style-name="standard">
      <style:graphic-properties draw:stroke="none" svg:stroke-color="#000000" draw:fill="none" draw:fill-color="#ffffff" fo:min-height="1.4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cm" svg:height="13.3cm" svg:x="6.2cm" svg:y="4.4cm">
          <text:p text:style-name="P1">Ngin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cm" svg:y1="16.8cm" svg:x2="6.2cm" svg:y2="16.8cm">
          <text:p/>
        </draw:line>
        <draw:frame draw:style-name="gr3" draw:layer="layout" svg:width="3.6cm" svg:height="1.673cm" svg:x="2cm" svg:y="14.9cm">
          <draw:text-box>
            <text:p>Port 80</text:p>
            <text:p>Request</text:p>
          </draw:text-box>
        </draw:frame>
        <draw:line draw:style-name="gr2" draw:text-style-name="P1" draw:layer="layout" svg:x1="9.6cm" svg:y1="7.1cm" svg:x2="14.2cm" svg:y2="7.1cm">
          <text:p/>
        </draw:line>
        <draw:frame draw:style-name="gr4" draw:layer="layout" svg:width="4.2cm" svg:height="1.65cm" svg:x="10.8cm" svg:y="4.9cm">
          <draw:text-box>
            <text:p>/static</text:p>
          </draw:text-box>
        </draw:frame>
        <draw:line draw:style-name="gr2" draw:text-style-name="P1" draw:layer="layout" svg:x1="9.6cm" svg:y1="15.5cm" svg:x2="14.2cm" svg:y2="15.5cm">
          <text:p/>
        </draw:line>
        <draw:frame draw:style-name="gr3" draw:layer="layout" svg:width="2.8cm" svg:height="1.35cm" svg:x="10.4cm" svg:y="13.9cm">
          <draw:text-box>
            <text:p>/*</text:p>
          </draw:text-box>
        </draw:frame>
        <draw:custom-shape draw:style-name="gr5" draw:text-style-name="P1" draw:layer="layout" svg:width="4.7cm" svg:height="2.7cm" svg:x="14.2cm" svg:y="14.3cm">
          <text:p text:style-name="P1">uWSG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9cm" svg:y1="15.6cm" svg:x2="21.4cm" svg:y2="15.6cm">
          <text:p/>
        </draw:line>
        <draw:custom-shape draw:style-name="gr6" draw:text-style-name="P1" draw:layer="layout" svg:width="4.8cm" svg:height="2.8cm" svg:x="21.3cm" svg:y="14.3cm">
          <text:p text:style-name="P1">Djan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11.8cm" svg:height="1.55cm" svg:x="16cm" svg:y="12.3cm">
          <draw:text-box>
            <text:p>~/projects/django_test/django_test</text:p>
          </draw:text-box>
        </draw:frame>
        <draw:frame draw:style-name="gr7" draw:layer="layout" svg:width="11.8cm" svg:height="1.55cm" svg:x="14.3cm" svg:y="6.1cm">
          <draw:text-box>
            <text:p>~/projects/django_test/stati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2T10:56:34.474881653</meta:creation-date>
    <dc:date>2014-05-02T11:06:51.612259416</dc:date>
    <meta:editing-duration>PT1M8S</meta:editing-duration>
    <meta:editing-cycles>2</meta:editing-cycles>
    <meta:generator>LibreOffice/4.2.3.3$Linux_X86_64 LibreOffice_project/420m0$Build-3</meta:generator>
    <meta:document-statistic meta:object-count="12"/>
  </office:meta>
</office:document-meta>
</file>